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style:contextual-spacing="false"/>
      <style:text-properties officeooo:rsid="0010dc5c" officeooo:paragraph-rsid="0010dc5c"/>
    </style:style>
    <style:style style:name="P2" style:family="paragraph" style:parent-style-name="Standard">
      <style:paragraph-properties fo:margin-top="0cm" fo:margin-bottom="0cm" style:contextual-spacing="false"/>
      <style:text-properties officeooo:rsid="0010dc5c" officeooo:paragraph-rsid="0010dc5c"/>
    </style:style>
    <style:style style:name="P3" style:family="paragraph" style:parent-style-name="Standard">
      <style:paragraph-properties fo:margin-left="0.741cm" fo:margin-right="0cm" fo:margin-top="0cm" fo:margin-bottom="0cm" style:contextual-spacing="false" fo:text-indent="0cm" style:auto-text-indent="false"/>
      <style:text-properties officeooo:rsid="0010dc5c" officeooo:paragraph-rsid="0010dc5c"/>
    </style:style>
    <style:style style:name="P4" style:family="paragraph" style:parent-style-name="Standard">
      <style:paragraph-properties fo:margin-left="0.741cm" fo:margin-right="0cm" fo:margin-top="0cm" fo:margin-bottom="0.199cm" style:contextual-spacing="false" fo:text-indent="0cm" style:auto-text-indent="false"/>
      <style:text-properties officeooo:rsid="0010dc5c" officeooo:paragraph-rsid="0010dc5c"/>
    </style:style>
    <style:style style:name="P5" style:family="paragraph" style:parent-style-name="Text_20_body">
      <style:text-properties officeooo:paragraph-rsid="0013fcca"/>
    </style:style>
    <style:style style:name="P6" style:family="paragraph" style:parent-style-name="Text_20_body">
      <style:text-properties officeooo:paragraph-rsid="00145b44"/>
    </style:style>
    <style:style style:name="P7" style:family="paragraph" style:parent-style-name="Text_20_body">
      <style:text-properties officeooo:paragraph-rsid="0014ced3"/>
    </style:style>
    <style:style style:name="P8" style:family="paragraph" style:parent-style-name="Text_20_body">
      <style:text-properties officeooo:paragraph-rsid="001576fe"/>
    </style:style>
    <style:style style:name="P9" style:family="paragraph" style:parent-style-name="Text_20_body">
      <style:text-properties fo:color="#ff0000" officeooo:paragraph-rsid="0017720e"/>
    </style:style>
    <style:style style:name="P10" style:family="paragraph" style:parent-style-name="Text_20_body">
      <style:text-properties fo:color="#ff0000" officeooo:paragraph-rsid="001576fe" fo:background-color="#ffff00"/>
    </style:style>
    <style:style style:name="P11" style:family="paragraph" style:parent-style-name="Heading_20_2">
      <style:text-properties officeooo:paragraph-rsid="0013fcca"/>
    </style:style>
    <style:style style:name="P12" style:family="paragraph" style:parent-style-name="Heading_20_2">
      <style:text-properties officeooo:paragraph-rsid="00145b44"/>
    </style:style>
    <style:style style:name="P13" style:family="paragraph" style:parent-style-name="Heading_20_2">
      <style:text-properties officeooo:paragraph-rsid="001576fe"/>
    </style:style>
    <style:style style:name="P14" style:family="paragraph" style:parent-style-name="Heading_20_2">
      <style:paragraph-properties fo:margin-top="0cm" fo:margin-bottom="0.199cm" style:contextual-spacing="false"/>
    </style:style>
    <style:style style:name="P15" style:family="paragraph" style:parent-style-name="Heading_20_1">
      <style:paragraph-properties fo:margin-top="0cm" fo:margin-bottom="0.199cm" style:contextual-spacing="false"/>
      <style:text-properties officeooo:rsid="0010dc5c"/>
    </style:style>
    <style:style style:name="T1" style:family="text">
      <style:text-properties officeooo:rsid="0010dc5c"/>
    </style:style>
    <style:style style:name="T2" style:family="text">
      <style:text-properties officeooo:rsid="0013fcca"/>
    </style:style>
    <style:style style:name="T3" style:family="text">
      <style:text-properties officeooo:rsid="00145b44"/>
    </style:style>
    <style:style style:name="T4" style:family="text">
      <style:text-properties style:font-name="Liberation Serif" officeooo:rsid="00145b44"/>
    </style:style>
    <style:style style:name="T5" style:family="text">
      <style:text-properties style:font-name="Liberation Serif" officeooo:rsid="0014ced3"/>
    </style:style>
    <style:style style:name="T6" style:family="text">
      <style:text-properties officeooo:rsid="0014ced3"/>
    </style:style>
    <style:style style:name="T7" style:family="text">
      <style:text-properties fo:color="#ff0000" officeooo:rsid="001576fe"/>
    </style:style>
    <style:style style:name="T8" style:family="text">
      <style:text-properties fo:color="#ff0000" officeooo:rsid="001576fe" fo:background-color="#ffff00"/>
    </style:style>
    <style:style style:name="T9" style:family="text">
      <style:text-properties officeooo:rsid="001576fe"/>
    </style:style>
    <style:style style:name="T10" style:family="text">
      <style:text-properties officeooo:rsid="0017720e"/>
    </style:style>
    <style:style style:name="T11" style:family="text">
      <style:text-properties style:use-window-font-color="true" officeooo:rsid="001772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Теоретические задачи</text:h>
      <text:h text:style-name="P14" text:outline-level="2"><text:span text:style-name="T1">Задача 1: воздушные шарики</text:span></text:h>
      <text:p text:style-name="P1">1 балл за правильный ответ.</text:p>
      <text:p text:style-name="P1">3 балла за расчёт силы Архимеда либо 1 балл за достаточно развёрнутое качественное обоснование. Например, “водород имеет меньшую плотность” считалось достаточно развёрнутым, а “водород легче” – нет.</text:p>
      <text:p text:style-name="P2">1 балл за упоминание любых дополнительных факторов, влияющих на результат. Дополнительные оценки за конкретные факторы:</text:p>
      <text:p text:style-name="P3">растяжимая оболочка: 1 балл;</text:p>
      <text:p text:style-name="P3">диффузия газа сквозь оболочку: 1 балл;</text:p>
      <text:p text:style-name="P3">возможное возгорание водорода: 1 балл;</text:p>
      <text:p text:style-name="P4">тепловое расширение: 1 балл.</text:p>
      <text:p text:style-name="P1">1 балл за рисунок, на котором изображены действующие силы.</text:p>
      <text:h text:style-name="P11" text:outline-level="2"><text:span text:style-name="T2">Задача 2: отскок</text:span></text:h>
      <text:p text:style-name="P5"><text:span text:style-name="T2">5 баллов за верное решение.</text:span></text:p>
      <text:p text:style-name="P5"><text:span text:style-name="T2">До 2 баллов за красивую идею.</text:span></text:p>
      <text:p text:style-name="P5"><text:span text:style-name="T2">1 балл за достаточно хорошее объяснение того, как работает предложенная конструкция.</text:span></text:p>
      <text:p text:style-name="P5"><text:span text:style-name="T2">1 балл за количественную оценку того, насколько выше подпрыгнет.</text:span></text:p>
      <text:p text:style-name="P6"><text:span text:style-name="T3">1 балл за описание реального эксперимента.</text:span></text:p>
      <text:p text:style-name="P6"><text:span text:style-name="T3">1 балл за несколько вариантов.</text:span></text:p>
      <text:p text:style-name="P6"><text:span text:style-name="T3">Если условие было неправильно понято, то решение оценивалось максимум в 2 балла.</text:span></text:p>
      <text:h text:style-name="P12" text:outline-level="2"><text:span text:style-name="T3">Задача 4. Теплоёмкость</text:span></text:h>
      <text:p text:style-name="P6"><text:span text:style-name="T3">Если решение предполагало нагрев воды до </text:span><text:span text:style-name="T4">нескольких сотен градусов </text:span><text:span text:style-name="T5">без испарения без указания на то, что для реализации этого нужно огромное давление, то оно не оценивалось вообще.</text:span></text:p>
      <text:p text:style-name="P7"><text:span text:style-name="T6">В 9-10 баллов оценивалось решение, в котором площадь под графиком посчитана </text:span><text:span text:style-name="T8">с какой точностью?</text:span><text:span text:style-name="T7"> </text:span><text:span text:style-name="T6">разбиением на достаточное </text:span><text:span text:style-name="T9">большое </text:span><text:span text:style-name="T6">число прямоугольников, трапеций </text:span><text:span text:style-name="T9">(или пикселей).</text:span></text:p>
      <text:p text:style-name="P8"><text:span text:style-name="T9">Если площадь под графиком подсчитана разбиением на меньшее число прямоугольников/трапеций, которое не гарантирует достаточной точности, то решением оценивалось в 5-7 баллов.</text:span></text:p>
      <text:p text:style-name="P8"><text:span text:style-name="T9">Решение, в котором вся площадь под графиком приближалась одной трапецией, оценивалось в 3-4 балла. Решение, предполагавшее теплоёмкость постоянной и равной оцененному ”на глаз” среднему значению, – в 2-3 балла.</text:span></text:p>
      <text:p text:style-name="P8"><text:span text:style-name="T9">Любая попытка к решению, не увенчавшаяся успехом, оценивалась в 1 балл.</text:span></text:p>
      <text:p text:style-name="P8"><text:span text:style-name="T9">1 дополнительный балл ставился за учёт возможности испарения воды. </text:span></text:p>
      <text:h text:style-name="P13" text:outline-level="2"><text:span text:style-name="T9">Задача 5: у кого трава зеленее?</text:span></text:h>
      <text:p text:style-name="P10"><text:span text:style-name="T10">Что именно имелось ввиду под</text:span><text:span text:style-name="T9"> ”факты из физики, с которыми не поспоришь”? </text:span><text:span text:style-name="T10">Я без этого не могу толком сформулировать весь критерий.</text:span></text:p>
      <text:h text:style-name="Heading_20_1" text:outline-level="1"><text:soft-page-break/><text:span text:style-name="T11">Экспериментальные задачи</text:span></text:h>
      <text:p text:style-name="P9"><text:span text:style-name="T10">Блин, уже пол-одиннадцатог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3-03T13:04:23</meta:creation-date>
    <dc:date>2013-03-03T22:35:56</dc:date>
    <meta:editing-duration>PT2M11S</meta:editing-duration>
    <meta:editing-cycles>4</meta:editing-cycles>
    <meta:generator>LibreOffice/3.6$Linux_X86_64 LibreOffice_project/360m1$Build-304</meta:generator>
    <meta:document-statistic meta:table-count="0" meta:image-count="0" meta:object-count="0" meta:page-count="2" meta:paragraph-count="29" meta:word-count="293" meta:character-count="2063" meta:non-whitespace-character-count="1798"/>
  </office:meta>
</office:document-meta>
</file>